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Lohit Hindi1" svg:font-family="'Lohit Hindi'"/>
    <style:font-face style:name="OpenSymbol" svg:font-family="OpenSymbol"/>
    <style:font-face style:name="Monospace" svg:font-family="Monospace"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style:font-name="DejaVu Sans" fo:font-size="12pt" style:font-size-asian="12pt" style:font-size-complex="12pt"/>
    </style:style>
    <style:style style:name="P2" style:family="paragraph" style:parent-style-name="Standard">
      <style:paragraph-properties fo:text-align="center" style:justify-single-word="false"/>
      <style:text-properties style:font-name="DejaVu Sans" fo:font-size="12pt" fo:font-weight="bold" style:font-size-asian="12pt" style:font-weight-asian="bold" style:font-size-complex="12pt" style:font-weight-complex="bold"/>
    </style:style>
    <style:style style:name="P3" style:family="paragraph" style:parent-style-name="Standard">
      <style:text-properties style:font-name="DejaVu Sans" fo:font-size="12pt" style:font-size-asian="12pt" style:font-size-complex="12pt"/>
    </style:style>
    <style:style style:name="P4" style:family="paragraph" style:parent-style-name="Standard" style:list-style-name="L2"/>
    <style:style style:name="T1" style:family="text">
      <style:text-properties style:font-name="DejaVu Sans" fo:font-size="12pt" style:font-size-asian="12pt" style:font-size-complex="12pt"/>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ustomisation for Installations</text:p>
      <text:p text:style-name="P1"/>
      <text:p text:style-name="P1">This document provides basic information on customisation considerations. The issue here is that the card swipe screen provided is fairly generic because of the variety of kiosks or check-in methods potentially available.</text:p>
      <text:p text:style-name="P1"/>
      <text:p text:style-name="P1">If you look at the existing screen it's fairly terse. Currently the only way to customise the screen is to edit the existing jsp file. Here are some things to consider :</text:p>
      <text:list xml:id="list282261332" text:style-name="L2">
        <text:list-item>
          <text:p text:style-name="P4"><text:span text:style-name="T1">Branding. An office may wish to put their office name or logo or doctors name as a title or something on the screen so that patients are more easily aware of the kiosk.</text:span></text:p>
        </text:list-item>
        <text:list-item>
          <text:p text:style-name="P4"><text:span text:style-name="T1">The font size and alignment. If the kiosk as a small screen, the font size may need to be increased.</text:span></text:p>
        </text:list-item>
        <text:list-item>
          <text:p text:style-name="P4"><text:span text:style-name="T1">Auto focus. Right now, auto focus is set to the input field upon page load. The assumption is that the card swiper will enter data here like a keyboard would. In the default screen there is an ok/submit button, this means focus can be lost from the input field. If focus is lost on the input field, it means the next card swipe will not function as expected. An installation may consider forcing focus to stay on the input field or occasionally returning focus to the input field.</text:span></text:p>
        </text:list-item>
        <text:list-item>
          <text:p text:style-name="P4"><text:span text:style-name="T1">Auto-submit. The default screen includes an ok/submit button. If there is no method of input, an installation may consider trying to make it auto-submit every time a card is swiped. For reference, I believe in at least BC and Ontario, track 1 of the cards is exactly 79 characters (no more, no less).</text:span></text:p>
        </text:list-item>
      </text:list>
      <text:p text:style-name="Standard"><text:span text:style-name="T1"/></text:p>
      <text:p text:style-name="Standard"><text:span text:style-name="T1">Right now there is no facility available for manual type-in entry of a patients data for self-check-in however the additional code to do so would be rather trivial if require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Lohit Hindi1" svg:font-family="'Lohit Hindi'"/>
    <style:font-face style:name="OpenSymbol" svg:font-family="OpenSymbol"/>
    <style:font-face style:name="Monospace" svg:font-family="Monospace"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1"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1"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7-14T13:20:28</meta:creation-date>
    <meta:generator>OpenOffice.org/3.2$Unix OpenOffice.org_project/320m12$Build-9483</meta:generator>
    <dc:date>2010-07-21T10:00:42</dc:date>
    <meta:editing-duration>PT00H50M09S</meta:editing-duration>
    <meta:editing-cycles>13</meta:editing-cycles>
    <meta:document-statistic meta:table-count="0" meta:image-count="0" meta:object-count="0" meta:page-count="1" meta:paragraph-count="8" meta:word-count="295" meta:character-count="1649"/>
  </office:meta>
</office:document-meta>
</file>